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329*"/>
    </style:style>
    <style:style style:name="Таблица16.B" style:family="table-column">
      <style:table-column-properties style:column-width="13.785cm" style:rel-column-width="7815*"/>
    </style:style>
    <style:style style:name="Таблица16.C" style:family="table-column">
      <style:table-column-properties style:column-width="2.637cm" style:rel-column-width="1495*"/>
    </style:style>
    <style:style style:name="Таблица16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<text:soft-page-break/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ext:soft-page-break/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7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ext:soft-page-break/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<text:soft-page-break/>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<text:soft-page-break/>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text:soft-page-break/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<text:soft-page-break/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<text:soft-page-break/>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1-28T15:39:02.48</dc:date>
    <meta:editing-duration>P1DT9H37M10S</meta:editing-duration>
    <meta:editing-cycles>26</meta:editing-cycles>
    <meta:generator>OpenOffice.org/3.3$Win32 OpenOffice.org_project/330m20$Build-9567</meta:generator>
    <meta:document-statistic meta:table-count="16" meta:image-count="0" meta:object-count="0" meta:page-count="8" meta:paragraph-count="514" meta:word-count="1986" meta:character-count="15087"/>
  </office:meta>
</office:document-meta>
</file>